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67mm"/>
    </style:style>
    <style:style style:name="co3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92.0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26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ro6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COMERCIAL &amp; SCADA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1021" table:default-cell-style-name="ce4"/>
        <table:table-row table:style-name="ro2">
          <table:table-cell table:style-name="ce1" office:value-type="string" calcext:value-type="string" table:number-columns-spanned="3" table:number-rows-spanned="1">
            <text:p>COMERCIAL &amp; SCADA DATABASE MODEL <text:s/>(EPANET_20971.SQL)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Default" office:value-type="string" calcext:value-type="string">
            <text:p>Changelog from 1.0</text:p>
          </table:table-cell>
          <table:table-cell table:style-name="Default" table:number-columns-repeated="1023"/>
        </table:table-row>
        <table:table-row table:style-name="ro4">
          <table:table-cell table:style-name="Default"/>
          <table:table-cell table:style-name="Default" office:value-type="string" calcext:value-type="string">
            <text:p>New RTC_PERIOD and RTC_DMA_PARAMETERS table</text:p>
          </table:table-cell>
          <table:table-cell table:style-name="Default" table:number-columns-repeated="1022"/>
        </table:table-row>
        <table:table-row table:style-name="ro5">
          <table:table-cell table:style-name="Default"/>
          <table:table-cell table:style-name="Default" office:value-type="string" calcext:value-type="string">
            <text:p>Change name of feature_id (new is arc_id and node_id)</text:p>
          </table:table-cell>
          <table:table-cell table:style-name="Default" table:number-columns-repeated="1022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" office:value-type="string" calcext:value-type="string">
            <text:p>CAT_SCADA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with information of the catalog of SCADA element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id character varying(16) NOT NULL,</text:p>
          </table:table-cell>
          <table:table-cell office:value-type="string" calcext:value-type="string">
            <text:p>identifier of catalo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data_type character varying(30),</text:p>
          </table:table-cell>
          <table:table-cell office:value-type="string" calcext:value-type="string">
            <text:p>type of data used on the elem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units character varying(12),</text:p>
          </table:table-cell>
          <table:table-cell office:value-type="string" calcext:value-type="string">
            <text:p>units of measurement of the elem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1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2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3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SCADA_ARC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to correlationate the identifier of the SCADA side with the identifier of the GIS side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scada_id character varying(16) NOT NULL,</text:p>
          </table:table-cell>
          <table:table-cell office:value-type="string" calcext:value-type="string">
            <text:p>identifier of the element on scada sid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scdcat_id character varying(16),</text:p>
          </table:table-cell>
          <table:table-cell office:value-type="string" calcext:value-type="string">
            <text:p>scada catalo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arc_id character varying(16),</text:p>
          </table:table-cell>
          <table:table-cell office:value-type="string" calcext:value-type="string">
            <text:p>identifier of the element on GIS sid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SCADA_NOD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to correlationate the identifier of the SCADA side with the identifier of the GIS side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scada_id character varying(16) NOT NULL,</text:p>
          </table:table-cell>
          <table:table-cell office:value-type="string" calcext:value-type="string">
            <text:p>identifier of the element on scada sid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scdcat_id character varying(16),</text:p>
          </table:table-cell>
          <table:table-cell office:value-type="string" calcext:value-type="string">
            <text:p>scada catalo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node_id character varying(16),</text:p>
          </table:table-cell>
          <table:table-cell office:value-type="string" calcext:value-type="string">
            <text:p>identifier of the element on GIS sid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SCADA_X_VALU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(or view from SCADA DDBB) with information of the values of the elements of SCADA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scada_id character varying(16) NOT NULL,</text:p>
          </table:table-cell>
          <table:table-cell office:value-type="string" calcext:value-type="string">
            <text:p>scada i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value numeric (12,6),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date timestamp (6) without time zone,</text:p>
          </table:table-cell>
          <table:table-cell office:value-type="string" calcext:value-type="string">
            <text:p>date of the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CONNEC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Spatial table (node) with information of the hydrometer's place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nec_id varchar DEFAULT autonumeric NOT NULL,</text:p>
          </table:table-cell>
          <table:table-cell office:value-type="string" calcext:value-type="string">
            <text:p>Node i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rccat_id varchar(16) COLLATE "default",</text:p>
          </table:table-cell>
          <table:table-cell office:value-type="string" calcext:value-type="string">
            <text:p>Information about the characteristics of the conec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rc_id varchar(16) COLLATE "default",</text:p>
          </table:table-cell>
          <table:table-cell office:value-type="string" calcext:value-type="string">
            <text:p>Indentifier of the arc of the network that connec is linke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link character varying(512),</text:p>
          </table:table-cell>
          <table:table-cell office:value-type="string" calcext:value-type="string">
            <text:p>Indentifier of the arc of the network that connec is linke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tate character varying(16)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nnotation character varying(512)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observ character varying(254)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 character varying(30)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he_geom public.geometry (POINT, 25831),</text:p>
          </table:table-cell>
          <table:table-cell office:value-type="string" calcext:value-type="string">
            <text:p>geometry fiel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Geospatial table with arc information about the connection from connec to arc. Features are created automaticly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link_id varchar (16) DEFAULT autonumeric NOT NULL,</text:p>
          </table:table-cell>
          <table:table-cell office:value-type="string" calcext:value-type="string">
            <text:p>feature i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nec_id varchar(16) COLLATE "default",</text:p>
          </table:table-cell>
          <table:table-cell office:value-type="string" calcext:value-type="string">
            <text:p>connection in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he_geom public.geometry (LINESTRING, 25831),</text:p>
          </table:table-cell>
          <table:table-cell office:value-type="string" calcext:value-type="string">
            <text:p>geometry fiel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CAT_HYDROMETER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with the catalog of the hydrometer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id character varying(16) NOT NULL,</text:p>
          </table:table-cell>
          <table:table-cell office:value-type="string" calcext:value-type="string">
            <text:p>hydrometer's catalog i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1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2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3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6">
          <table:table-cell table:style-name="ce2" office:value-type="string" calcext:value-type="string">
            <text:p>RTC_HYDROMETER_X_CONNEC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to correlationate the hydrometer with connec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hydrometer_id character varying(16) NOT NULL,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2"/>connec_id character varying(16),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2"/>hydrocat_id character varying(16),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HYDROMETER_X_VALU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(or view from COMERCIAL DDBB) with information of the values of the elements of the hydrometer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hydrometer_id character varying(16) NOT NULL,</text:p>
          </table:table-cell>
          <table:table-cell office:value-type="string" calcext:value-type="string">
            <text:p>hydromenter i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value numeric (12,6),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date timestamp (6) without time zone,</text:p>
          </table:table-cell>
          <table:table-cell office:value-type="string" calcext:value-type="string">
            <text:p>date of the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PERIOD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 of the perio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tartime</text:p>
          </table:table-cell>
          <table:table-cell office:value-type="string" calcext:value-type="string">
            <text:p>Start time of the perio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ndtime</text:p>
          </table:table-cell>
          <table:table-cell office:value-type="string" calcext:value-type="string">
            <text:p>End time of the perio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Comments about the perio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DMA_PARAMETER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ma_i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eriod</text:p>
          </table:table-cell>
          <table:table-cell office:value-type="string" calcext:value-type="string">
            <text:p>Temporal period of comparyson (according hydrometer values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cada_value</text:p>
          </table:table-cell>
          <table:table-cell office:value-type="string" calcext:value-type="string">
            <text:p>Period aggretaded diferential flow from flowmeters of dm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hydrometer_value</text:p>
          </table:table-cell>
          <table:table-cell office:value-type="string" calcext:value-type="string">
            <text:p>Agregated value of all the hydrometer mesaurements from dm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in_coef</text:p>
          </table:table-cell>
          <table:table-cell office:value-type="string" calcext:value-type="string">
            <text:p>minimum flow value of scada dat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ax_coef</text:p>
          </table:table-cell>
          <table:table-cell office:value-type="string" calcext:value-type="string">
            <text:p>maximum flow value of the scada dat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INP_DEMAND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waiting for the result of the process of calibrate the real demand and select max/min/med of it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node_id varchar(16) COLLATE "default" NOT NULL,</text:p>
          </table:table-cell>
          <table:table-cell office:value-type="string" calcext:value-type="string">
            <text:p>Node identifier of the network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value numeric (12,6),</text:p>
          </table:table-cell>
          <table:table-cell office:value-type="string" calcext:value-type="string">
            <text:p>value calculate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 varchar(100) COLLATE "default"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VENT-GED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1021" table:default-cell-style-name="ce4"/>
        <table:table-row table:style-name="ro2">
          <table:table-cell table:style-name="ce1" office:value-type="string" calcext:value-type="string" table:number-columns-spanned="3" table:number-rows-spanned="1">
            <text:p>GED (EPANET_20941.SQL)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 office:value-type="string" calcext:value-type="string">
            <text:p>Changelog from 1.0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Default"/>
          <table:table-cell table:style-name="Default" office:value-type="string" calcext:value-type="string">
            <text:p>Nothing</text:p>
          </table:table-cell>
          <table:table-cell table:number-columns-repeated="1022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CAT EVENT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with the diferents types of event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varchar(16) COLLATE default NOT NULL,</text:p>
          </table:table-cell>
          <table:table-cell office:value-type="string" calcext:value-type="string">
            <text:p>identifier of catalo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ype varchar(16) COLLATE default,</text:p>
          </table:table-cell>
          <table:table-cell office:value-type="string" calcext:value-type="string">
            <text:p>type of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escript varchar(50) COLLATE default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mment varchar(512) COLLATE default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EVENT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with the event definition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ate timestamp(6) DEFAULT now(),</text:p>
          </table:table-cell>
          <table:table-cell office:value-type="string" calcext:value-type="string">
            <text:p>date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user varchar(16) COLLATE default,</text:p>
          </table:table-cell>
          <table:table-cell office:value-type="string" calcext:value-type="string">
            <text:p>identifier of the user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atevent_id varchar(16) COLLATE default,</text:p>
          </table:table-cell>
          <table:table-cell office:value-type="string" calcext:value-type="string">
            <text:p>event catalo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mment varchar(512) COLLATE default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EVENT_X_FIL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for relate event and file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_id int8,</text:p>
          </table:table-cell>
          <table:table-cell office:value-type="string" calcext:value-type="string">
            <text:p>identifier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ath varchar(512) COLLATE default,</text:p>
          </table:table-cell>
          <table:table-cell office:value-type="string" calcext:value-type="string">
            <text:p>path of the file linked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EVENT_X_ARC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for relate event and arc features of the GI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_id int8,</text:p>
          </table:table-cell>
          <table:table-cell office:value-type="string" calcext:value-type="string">
            <text:p>identifier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rc_id varchar(16) COLLATE default,</text:p>
          </table:table-cell>
          <table:table-cell office:value-type="string" calcext:value-type="string">
            <text:p>identifier of the GIS featur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EVENT_X_NOD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for relate event and node features of the GI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_id int8,</text:p>
          </table:table-cell>
          <table:table-cell office:value-type="string" calcext:value-type="string">
            <text:p>identifier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node_id varchar(16) COLLATE default,</text:p>
          </table:table-cell>
          <table:table-cell office:value-type="string" calcext:value-type="string">
            <text:p>identifier of the GIS featur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EVENT_X_POLYGON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for relate event and node features of the GI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_id int8,</text:p>
          </table:table-cell>
          <table:table-cell office:value-type="string" calcext:value-type="string">
            <text:p>identifier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ol_id varchar(16) COLLATE default,</text:p>
          </table:table-cell>
          <table:table-cell office:value-type="string" calcext:value-type="string">
            <text:p>identifier of the GIS feature</text:p>
          </table:table-cell>
          <table:table-cell table:number-columns-repeated="1021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table:table-column table:style-name="co4" table:number-columns-repeated="8" table:default-cell-style-name="Default"/>
        <table:table-row table:style-name="ro3" table:number-rows-repeated="2">
          <table:table-cell table:number-columns-repeated="8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DMC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string" calcext:value-type="string">
            <text:p>PER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3.51mm" fo:margin-bottom="14.52mm" fo:margin-left="13.63mm" fo:margin-right="11.2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0:09:34.9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Torret </meta:initial-creator>
    <meta:creation-date>2016-01-18T16:01:41.977000000</meta:creation-date>
    <dc:date>2016-01-27T10:19:43.212000000</dc:date>
    <meta:editing-duration>PT3H50M35S</meta:editing-duration>
    <meta:editing-cycles>19</meta:editing-cycles>
    <meta:generator>LibreOffice/4.4.6.3$Windows_x86 LibreOffice_project/e8938fd3328e95dcf59dd64e7facd2c7d67c704d</meta:generator>
    <meta:document-statistic meta:table-count="3" meta:cell-count="190" meta:object-count="0"/>
  </office:meta>
</office:document-meta>
</file>